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9.757cm" svg:y="10.901cm">
            <draw:object draw:notify-on-update-of-ranges="Feuille1.B24:Feuille1.B24 Feuille1.B25:Feuille1.B33 Feuille1.C24:Feuille1.C24 Feuille1.C25:Feuille1.C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508cm" svg:y="0.472cm">
            <draw:object draw:notify-on-update-of-ranges="Feuille1.B3:Feuille1.B3 Feuille1.B4:Feuille1.B12 Feuille1.C3:Feuille1.C3 Feuille1.C4:Feuille1.C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bre de parties gagné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lier</text:p>
          </table:table-cell>
          <table:table-cell office:value-type="string" calcext:value-type="string">
            <text:p>Premier calibrage</text:p>
          </table:table-cell>
          <table:table-cell office:value-type="string" calcext:value-type="string">
            <text:p>Second calib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8" calcext:value-type="float">
            <text:p>10,8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,2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,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9.8" calcext:value-type="float">
            <text:p>9,8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Jetons gagné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lier</text:p>
          </table:table-cell>
          <table:table-cell office:value-type="string" calcext:value-type="string">
            <text:p>Premier calibrage</text:p>
          </table:table-cell>
          <table:table-cell office:value-type="string" calcext:value-type="string">
            <text:p>Second calib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29.2" calcext:value-type="float">
            <text:p>-1529,2</text:p>
          </table:table-cell>
          <table:table-cell table:style-name="ce1" office:value-type="float" office:value="649.2" calcext:value-type="float">
            <text:p>649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85.8333333" calcext:value-type="float">
            <text:p>185,8333333</text:p>
          </table:table-cell>
          <table:table-cell table:style-name="ce1" office:value-type="float" office:value="1615.333333" calcext:value-type="float">
            <text:p>1615,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2648.6" calcext:value-type="float">
            <text:p>2648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-15.8" calcext:value-type="float">
            <text:p>-15,8</text:p>
          </table:table-cell>
          <table:table-cell table:style-name="ce1" office:value-type="float" office:value="3804.2" calcext:value-type="float">
            <text:p>3804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023.6" calcext:value-type="float">
            <text:p>3023,6</text:p>
          </table:table-cell>
          <table:table-cell table:style-name="ce1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92.4" calcext:value-type="float">
            <text:p>692,4</text:p>
          </table:table-cell>
          <table:table-cell table:style-name="ce1" office:value-type="float" office:value="2952.4" calcext:value-type="float">
            <text:p>2952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-2729" calcext:value-type="float">
            <text:p>-2729</text:p>
          </table:table-cell>
          <table:table-cell table:style-name="ce1" office:value-type="float" office:value="2879.6" calcext:value-type="float">
            <text:p>2879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765.2" calcext:value-type="float">
            <text:p>765,2</text:p>
          </table:table-cell>
          <table:table-cell table:style-name="ce1" office:value-type="float" office:value="1023.8" calcext:value-type="float">
            <text:p>1023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-224.6" calcext:value-type="float">
            <text:p>-224,6</text:p>
          </table:table-cell>
          <table:table-cell table:style-name="ce1" office:value-type="float" office:value="-395" calcext:value-type="float">
            <text:p>-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44:26.045266605</meta:creation-date>
    <dc:date>2015-05-12T17:57:11.005480140</dc:date>
    <meta:editing-duration>PT4M9S</meta:editing-duration>
    <meta:editing-cycles>2</meta:editing-cycles>
    <meta:generator>LibreOffice/4.2.8.2$Linux_x86 LibreOffice_project/420m0$Build-2</meta:generator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72cm" svg:y="3.952cm" style:legend-expansion="high" chart:style-name="ch2"/>
        <chart:plot-area chart:style-name="ch3" table:cell-range-address="Feuille1.B24:Feuille1.C33" chart:data-source-has-labels="row" svg:x="1.331cm" svg:y="0.18cm" svg:width="10.922cm" svg:height="7.659cm">
          <chartooo:coordinate-region svg:x="2.429cm" svg:y="0.38cm" svg:width="9.824cm" svg:height="6.812cm"/>
          <chart:axis chart:dimension="x" chart:name="primary-x" chart:style-name="ch4">
            <chart:title svg:x="6.232cm" svg:y="8.019cm" chart:style-name="ch5">
              <text:p>Paliers</text:p>
            </chart:title>
          </chart:axis>
          <chart:axis chart:dimension="y" chart:name="primary-y" chart:style-name="ch6">
            <chart:title svg:x="0.451cm" svg:y="4.543cm" chart:style-name="ch7">
              <text:p>Jetons</text:p>
            </chart:title>
            <chart:grid chart:style-name="ch8" chart:class="major"/>
          </chart:axis>
          <chart:series chart:style-name="ch9" chart:values-cell-range-address="Feuille1.B25:Feuille1.B33" chart:label-cell-address="Feuille1.B24:Feuille1.B24" chart:class="chart:bar">
            <chart:data-point chart:repeated="9"/>
          </chart:series>
          <chart:series chart:style-name="ch10" chart:values-cell-range-address="Feuille1.C25:Feuille1.C33" chart:label-cell-address="Feuille1.C24:Feuille1.C2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mier calibrage</text:p>
                <draw:g>
                  <svg:desc>Feuille1.B24:Feuille1.B24</svg:desc>
                </draw:g>
              </table:table-cell>
              <table:table-cell office:value-type="string">
                <text:p>Second calibrage</text:p>
                <draw:g>
                  <svg:desc>Feuille1.C24:Feuille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29.2">
                <text:p>-1529.2</text:p>
                <draw:g>
                  <svg:desc>Feuille1.B25:Feuille1.B33</svg:desc>
                </draw:g>
              </table:table-cell>
              <table:table-cell office:value-type="float" office:value="649.2">
                <text:p>649.2</text:p>
                <draw:g>
                  <svg:desc>Feuille1.C25:Feuille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.8333333">
                <text:p>185.8333333</text:p>
              </table:table-cell>
              <table:table-cell office:value-type="float" office:value="1615.333333">
                <text:p>1615.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">
                <text:p>832</text:p>
              </table:table-cell>
              <table:table-cell office:value-type="float" office:value="2648.6">
                <text:p>264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8">
                <text:p>-15.8</text:p>
              </table:table-cell>
              <table:table-cell office:value-type="float" office:value="3804.2">
                <text:p>380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3.6">
                <text:p>3023.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2.4">
                <text:p>692.4</text:p>
              </table:table-cell>
              <table:table-cell office:value-type="float" office:value="2952.4">
                <text:p>295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29">
                <text:p>-2729</text:p>
              </table:table-cell>
              <table:table-cell office:value-type="float" office:value="2879.6">
                <text:p>287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5.2">
                <text:p>765.2</text:p>
              </table:table-cell>
              <table:table-cell office:value-type="float" office:value="1023.8">
                <text:p>102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4.6">
                <text:p>-224.6</text:p>
              </table:table-cell>
              <table:table-cell office:value-type="float" office:value="-395">
                <text:p>-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72cm" svg:y="3.952cm" style:legend-expansion="high" chart:style-name="ch2"/>
        <chart:plot-area chart:style-name="ch3" table:cell-range-address="Feuille1.B3:Feuille1.C12" chart:data-source-has-labels="row" svg:x="0.32cm" svg:y="0.18cm" svg:width="11.933cm" svg:height="8.64cm">
          <chartooo:coordinate-region svg:x="0.941cm" svg:y="0.379cm" svg:width="11.3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4:Feuille1.B12" chart:label-cell-address="Feuille1.B3:Feuille1.B3" chart:class="chart:bar">
            <chart:data-point chart:repeated="9"/>
          </chart:series>
          <chart:series chart:style-name="ch8" chart:values-cell-range-address="Feuille1.C4:Feuille1.C12" chart:label-cell-address="Feuille1.C3:Feuille1.C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mier calibrage</text:p>
                <draw:g>
                  <svg:desc>Feuille1.B3:Feuille1.B3</svg:desc>
                </draw:g>
              </table:table-cell>
              <table:table-cell office:value-type="string">
                <text:p>Second calibrage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Feuille1.B4:Feuille1.B12</svg:desc>
                </draw:g>
              </table:table-cell>
              <table:table-cell office:value-type="float" office:value="12.8">
                <text:p>12.8</text:p>
                <draw:g>
                  <svg:desc>Feuille1.C4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">
                <text:p>10.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2">
                <text:p>14.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4">
                <text:p>11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">
                <text:p>8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">
                <text:p>8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